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rcf.fr/articles/ecologie-et-solidarite/comment-reparer-son-velo-a-nancy-avec-latelier-dynamo" text:style-name="Internet_20_link" text:visited-style-name="Visited_20_Internet_20_Link">https://www.rcf.fr/articles/ecologie-et-solidarite/comment-reparer-son-velo-a-nancy-avec-latelier-dynamo</text:a></text:h>
      <text:p text:style-name="Text_20_body"/>
      <text:h text:style-name="Heading_20_1" text:outline-level="1">Comment réparer son vélo à Nancy avec l’Atelier Dynamo ?</text:h>
      <text:p text:style-name="Text_20_body">Un article rédigé par Arthur Carmier - le 22 février 2023 - Modifié le 18 avril 2024</text:p>
      <text:p text:style-name="Text_20_body"><text:span text:style-name="Strong_20_Emphasis">L’utilisation du vélo comme véhicule du quotidien se démocratise, mais il peut arriver que l’on ait quelques pépins avec son deux-roues. A Nancy, l’Atelier Dynamo, un atelier participatif, vous permet de réparer votre bicyclette grâce à l’aide de spécialistes.</text:span></text:p>
      <text:p text:style-name="Text_20_body">Comment réparer son vélo à Nancy avec l’Atelier Dynamo ?</text:p>
      <text:p text:style-name="Text_20_body">Vous êtes nombreux à être passés au vélo pour vos trajets quotidiens. Peut-être redoutez-vous le moment où des réparations seront nécessaires. Heureusement, des solutions existent. A Nancy, l’association Dynamo propose <text:a xlink:type="simple" xlink:href="https://www.facebook.com/latelierdynamo/" text:style-name="Internet_20_link" text:visited-style-name="Visited_20_Internet_20_Link">un atelier d’auto-réparation pour les deux roues</text:a>, situé Grande Rue en vieille ville. Difficile de le rater d’ailleurs, puisqu’une moitié de bicyclette est accrochée au-dessus de l’entrée. Pour s’y rendre, il faut y adhérer à l’année. Dès son ouverture, le projet a suscité un grand enthousiasme auprès des cyclistes nancéiens, il a été fréquenté largement. Ainsi entre septembre et décembre 2007, 300 personnes ont adhéré à l'association, en 2008 ils étaient près de 700 à rejoindre l'association. Aujourd'hui, l'association rassemble 1450 membres par an.</text:p>
      <text:p text:style-name="Text_20_body">Parmi ces membres figure Melvin, étudiant en ingénierie mécanique. Il fréquente l’Atelier Dynamo depuis maintenant deux ans. C’est un problème de freins qui l’a amené vers l’atelier à l’occasion de notre reportage. <text:span text:style-name="Emphasis">« Le câble a lâché. Heureusement, j’était à l’arrêt quand c’est arrivé. Il n’y a pas trop de pièces à changer. Je demande encore plein de conseils pour la technique »</text:span>, sourit-il. C’est tout l’intérêt de l’Atelier Dynamo : des pièces en moyenne quatre fois moins cher que sur le marché, et des adhérents qui ne sont pas livrés à eux-mêmes pour réparer leur vélo. Les salariés et bénévoles de l’association sont là pour les aider, mais attention, chacun doit mettre les mains dans le cambouis dans cet atelier participatif !</text:p>
      <text:p text:style-name="Text_20_body">A Metz, la Maison du Vélo propose un format d’atelier similaire avec outils et bénévoles pour vous aide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9:11:48.567144560</meta:creation-date>
    <dc:date>2026-01-26T19:12:19.018424965</dc:date>
    <meta:editing-duration>PT31S</meta:editing-duration>
    <meta:editing-cycles>1</meta:editing-cycles>
    <meta:document-statistic meta:table-count="0" meta:image-count="0" meta:object-count="0" meta:page-count="1" meta:paragraph-count="8" meta:word-count="332" meta:character-count="2176" meta:non-whitespace-character-count="1852"/>
    <meta:generator>LibreOffice/24.2.7.2$Linux_X86_64 LibreOffice_project/420$Build-2</meta:generator>
  </office:meta>
</office:document-meta>
</file>